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Normal" style:family="paragraph">
      <style:paragraph-properties fo:text-align="center"/>
      <style:text-properties fo:font-weight="bold" style:font-weight-asian="bold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text-properties fo:font-weight="bold" style:font-weight-asian="bold"/>
    </style:style>
    <style:style style:name="T5" style:parent-style-name="Policepardéfaut" style:family="text">
      <style:text-properties fo:language="en" fo:country="US"/>
    </style:style>
    <style:style style:name="T6" style:parent-style-name="Policepardéfaut" style:family="text">
      <style:text-properties fo:language="en" fo:country="US"/>
    </style:style>
    <style:style style:name="T7" style:parent-style-name="Policepardéfaut" style:family="text">
      <style:text-properties fo:language="en" fo:country="US"/>
    </style:style>
    <style:style style:name="T8" style:parent-style-name="Lienhypertexte" style:family="text">
      <style:text-properties fo:language="en" fo:country="US"/>
    </style:style>
    <style:style style:name="T9" style:parent-style-name="Lienhypertexte" style:family="text">
      <style:text-properties fo:language="en" fo:country="US"/>
    </style:style>
    <style:style style:name="T10" style:parent-style-name="Policepardéfaut" style:family="text">
      <style:text-properties fo:language="en" fo:country="US"/>
    </style:style>
    <style:style style:name="T11" style:parent-style-name="Policepardéfaut" style:family="text">
      <style:text-properties fo:language="en" fo:country="US"/>
    </style:style>
    <style:style style:name="T12" style:parent-style-name="Policepardéfaut" style:family="text">
      <style:text-properties fo:font-weight="bold" style:font-weight-asian="bold"/>
    </style:style>
    <style:style style:name="T13" style:parent-style-name="Policepardéfaut" style:family="text">
      <style:text-properties fo:language="en" fo:country="US"/>
    </style:style>
    <style:style style:name="P14" style:parent-style-name="Normal" style:family="paragraph">
      <style:text-properties fo:font-weight="bold" style:font-weight-asian="bold"/>
    </style:style>
    <style:style style:name="T15" style:parent-style-name="Policepardéfaut" style:family="text">
      <style:text-properties fo:font-weight="bold" style:font-weight-asian="bold"/>
    </style:style>
  </office:automatic-styles>
  <office:body>
    <office:text text:use-soft-page-breaks="true">
      <text:p text:style-name="P1">Annuaire mécatronique – groupe 4 – GuitarElec</text:p>
      <text:p text:style-name="P2">2015-2016</text:p>
      <text:p text:style-name="P3"/>
      <text:p text:style-name="P4">Les mineurs :</text:p>
      <text:p text:style-name="Normal">Alexandre THIBAULT :<text:tab/><text:a xlink:href="mailto:alexandre.thibault@mines-paristech.fr" office:target-frame-name="_top" xlink:show="replace"><text:span text:style-name="Lienhypertexte">alexandre.thibault@mines-paristech.fr</text:span></text:a><text:tab/><text:tab/>06 69 94 39 20</text:p>
      <text:p text:style-name="Normal">Serena DELGADO :<text:tab/><text:a xlink:href="mailto:serena.delgado@mines-paristech.fr" office:target-frame-name="_top" xlink:show="replace"><text:span text:style-name="Lienhypertexte">serena.delgado@mines-paristech.fr</text:span></text:a><text:tab/><text:tab/>06 35 22 39 63</text:p>
      <text:p text:style-name="Normal">Cyprien d’HARCOURT :<text:tab/><text:a xlink:href="mailto:cyprien.dharcourt@mines-paristech.fr" office:target-frame-name="_top" xlink:show="replace"><text:span text:style-name="Lienhypertexte">cyprien.dharcourt@mines-paristech.fr</text:span></text:a><text:tab/><text:tab/>06 20 94 02 72</text:p>
      <text:p text:style-name="Normal">Paul JENNEPIN :<text:tab/><text:a xlink:href="mailto:paul.jennepin@mines-paristech.fr" office:target-frame-name="_top" xlink:show="replace"><text:span text:style-name="Lienhypertexte">paul.jennepin@mines-paristech.fr</text:span></text:a><text:tab/><text:tab/>06 68 35 78 01</text:p>
      <text:p text:style-name="Normal"><text:span text:style-name="T5">Tommy KOPP :</text:span><text:span text:style-name="T6"><text:tab/></text:span><text:span text:style-name="T7"><text:tab/></text:span><text:a xlink:href="mailto:tommy.kopp@mines-paristech.fr" office:target-frame-name="_top" xlink:show="replace"><text:span text:style-name="T8">tommy.ko</text:span><text:span text:style-name="T9">pp@mines-paristech.fr</text:span></text:a><text:span text:style-name="T10"><text:tab/></text:span><text:span text:style-name="T11"><text:tab/>06 59 86 35 98</text:span></text:p>
      <text:p text:style-name="Normal">Roxane LAIGLE :<text:tab/><text:a xlink:href="mailto:roxane.laigle@mines-paristech.fr" office:target-frame-name="_top" xlink:show="replace"><text:span text:style-name="Lienhypertexte">roxane.laigle@mines-paristech.fr</text:span></text:a><text:tab/><text:tab/>06 82 86 44 13</text:p>
      <text:p text:style-name="Normal">Jean-Charles LEVY :<text:tab/><text:a xlink:href="mailto:jean-charles.levy@mines-paristech.fr" office:target-frame-name="_top" xlink:show="replace"><text:span text:style-name="Lienhypertexte">jean-charles.le</text:span><text:span text:style-name="Lienhypertexte">vy@mines-paristech.fr</text:span></text:a><text:tab/><text:tab/>06 83 84 06 11</text:p>
      <text:p text:style-name="Normal">Benoît de MALET :<text:s/><text:tab/><text:a xlink:href="mailto:benoit.de_malet@mines-paristech.fr" office:target-frame-name="_top" xlink:show="replace"><text:span text:style-name="Lienhypertexte">benoit.de_malet@mines-paristech.fr</text:span></text:a><text:tab/><text:tab/>06 89 01 93 21</text:p>
      <text:p text:style-name="Normal">Capucine MOMMEJA :<text:s/><text:tab/><text:a xlink:href="mailto:capucine.mommeja@mines-paristech.fr" office:target-frame-name="_top" xlink:show="replace"><text:span text:style-name="Lienhypertexte">capucine.</text:span><text:span text:style-name="Lienhypertexte">mommeja@mines-paristech.fr</text:span></text:a><text:tab/>06 89 14 27 65</text:p>
      <text:p text:style-name="Normal">Solène de PERCIN :<text:s/><text:tab/><text:a xlink:href="mailto:solene.de_percin@mines-paristech.fr" office:target-frame-name="_top" xlink:show="replace"><text:span text:style-name="Lienhypertexte">solene.de_percin@mines-paristech.fr</text:span></text:a><text:tab/><text:tab/>06 02 34 33 26</text:p>
      <text:p text:style-name="Normal"/>
      <text:p text:style-name="Normal"><text:span text:style-name="T12">Les BTS com</text:span> :</text:p>
      <text:p text:style-name="Normal">Johanna Ivic :<text:tab/><text:tab/><text:a xlink:href="mailto:johanna_ivic@hotmail.fr" office:target-frame-name="_top" xlink:show="replace"><text:span text:style-name="Lienhypertexte">johanna_ivic@hotmail.fr</text:span></text:a></text:p>
      <text:p text:style-name="Normal">Medina <text:s/>:<text:tab/><text:tab/><text:a xlink:href="mailto:medina.ab@hotmail.fr" office:target-frame-name="_top" xlink:show="replace"><text:span text:style-name="Lienhypertexte">medina.ab@hotmail.fr</text:span></text:a><text:tab/><text:tab/></text:p>
      <text:p text:style-name="Normal"><text:s/>:<text:tab/><text:tab/><text:tab/><text:a xlink:href="mailto:allouch.sana@gmail.com" office:target-frame-name="_top" xlink:show="replace">allouch.sana@gmail.com</text:a><text:span text:style-name="T13"><text:s/></text:span><text:tab/><text:tab/></text:p>
      <text:p text:style-name="Normal"/>
      <text:p text:style-name="P14">Les BTS élec :</text:p>
      <text:p text:style-name="Normal"/>
      <text:p text:style-name="Normal"/>
      <text:p text:style-name="Normal"><text:span text:style-name="T15">Les BTS méca</text:span> :</text:p>
      <text:p text:style-name="Normal">Paul Boeglin :<text:s/><text:tab/><text:tab/><text:a xlink:href="mailto:paul.boeglin2@orange.fr" office:target-frame-name="_top" xlink:show="replace"><text:span text:style-name="Lienhypertexte">paul.boeglin2@orange.fr</text:span></text:a></text:p>
      <text:p text:style-name="Normal">Rémi Dauzot :<text:s/><text:tab/><text:tab/><text:a xlink:href="mailto:remi.dauzot@gmail.com" office:target-frame-name="_top" xlink:show="replace"><text:span text:style-name="Lienhypertexte">remi.dauzot@gmail.com</text:span></text:a><text:tab/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olène de Percin</meta:initial-creator>
    <dc:creator>Solène de Percin</dc:creator>
    <meta:creation-date>2015-10-20T12:51:00Z</meta:creation-date>
    <dc:date>2015-10-27T14:55:00Z</dc:date>
    <meta:template xlink:href="Normal.dotm" xlink:type="simple"/>
    <meta:editing-cycles>6</meta:editing-cycles>
    <meta:editing-duration>PT4200S</meta:editing-duration>
    <meta:document-statistic meta:page-count="1" meta:paragraph-count="3" meta:word-count="280" meta:character-count="1817" meta:row-count="12" meta:non-whitespace-character-count="1540"/>
  </office:meta>
</office:document-meta>
</file>